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CaptionLayoutManager.getKeepTogether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leCaptionLayoutManager.addAreas( PositionIterator parentIter , LayoutContext layou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bleCaptionLayoutManager.TableCaptionLayoutManager( TableCaption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aptionLayoutManager.getKeepWithNext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aptionLayoutManager.getKeepWithPrevious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aptionLayoutManager.getTableCaptio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aptionLayoutManager.addChild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leCaptionLayoutManager.getParent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